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440000009C236AE77DE2366C2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176cm, 0.231cm, -0.0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75cm" svg:height="5.148cm" svg:x="5.064cm" svg:y="11.218cm">
          <draw:image xlink:href="Pictures/10000000000001440000009C236AE77DE2366C2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8T15:20:39.845854000</dc:date>
    <meta:editing-duration>PT1M33S</meta:editing-duration>
    <meta:editing-cycles>1</meta:editing-cycles>
    <meta:document-statistic meta:object-count="1"/>
    <meta:generator>LibreOffice/5.1.3.2$MacOSX_X86_64 LibreOffice_project/644e4637d1d8544fd9f56425bd6cec110e49301b</meta:generator>
  </office:meta>
</office:document-meta>
</file>